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82.38pt" svg:y="0pt">
            <loext:p draw:notify-on-update-of-ranges="Sheet1.A1:Sheet1.A21 Sheet1.B1:Sheet1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168.58pt" svg:y="276.18pt">
            <loext:p draw:notify-on-update-of-ranges="Sheet1.A23:Sheet1.A34 Sheet1.B23:Sheet1.B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99.6pt" svg:height="218.35pt" svg:x="234.14pt" svg:y="578.27pt">
            <loext:p draw:notify-on-update-of-ranges="Sheet1.A44:Sheet1.A49 Sheet1.B44:Sheet1.B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.2" calcext:value-type="float">
            <text:p>7.2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9.3" calcext:value-type="float">
            <text:p>9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15:50:29.375746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3:02:18.572975861</meta:creation-date>
    <dc:date>2018-11-09T01:52:46.249652285</dc:date>
    <meta:editing-duration>PT4H23M31S</meta:editing-duration>
    <meta:editing-cycles>6</meta:editing-cycles>
    <meta:generator>LibreOffice/5.1.6.2$Linux_X86_64 LibreOffice_project/10m0$Build-2</meta:generator>
    <meta:document-statistic meta:table-count="1" meta:cell-count="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B21" svg:x="0.32cm" svg:y="0.18cm" svg:width="13.097cm" svg:height="8.64cm">
          <chartooo:coordinate-region svg:x="0.756cm" svg:y="0.379cm" svg:width="12.1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1" chart:class="chart:scatter">
            <chart:domain table:cell-range-address="Sheet1.A1:Sheet1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1:Sheet1.A21</svg:desc>
                </draw:g>
              </table:table-cell>
              <table:table-cell office:value-type="float" office:value="15">
                <text:p>15</text:p>
                <draw:g>
                  <svg:desc>Sheet1.B1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0">
                <text:p>62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9">
                <text:p>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">
                <text:p>99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0">
                <text:p>125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0">
                <text:p>127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0">
                <text:p>138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0">
                <text:p>155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0">
                <text:p>15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0">
                <text:p>176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20">
                <text:p>182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0">
                <text:p>204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0">
                <text:p>215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0">
                <text:p>230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0">
                <text:p>240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5.8">
                <text:p>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.A23:Sheet1.B34" svg:x="0.319cm" svg:y="0.18cm" svg:width="13.097cm" svg:height="8.645cm">
          <chartooo:coordinate-region svg:x="0.755cm" svg:y="0.379cm" svg:width="12.1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3:Sheet1.B34" chart:class="chart:scatter">
            <chart:domain table:cell-range-address="Sheet1.A23:Sheet1.A34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Sheet1.A23:Sheet1.A34</svg:desc>
                </draw:g>
              </table:table-cell>
              <table:table-cell office:value-type="float" office:value="14.3">
                <text:p>14.3</text:p>
                <draw:g>
                  <svg:desc>Sheet1.B23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9">
                <text:p>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0">
                <text:p>127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0">
                <text:p>138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0">
                <text:p>155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0">
                <text:p>15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20">
                <text:p>182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0">
                <text:p>204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0">
                <text:p>230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00">
                <text:p>2700</text:p>
              </table:table-cell>
              <table:table-cell office:value-type="float" office:value="7.2">
                <text:p>7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98cm" svg:height="7.704cm" xlink:href=".." xlink:type="simple" chart:class="chart:scatter" chart:style-name="ch1">
        <chart:legend chart:legend-position="end" svg:x="11.835cm" svg:y="3.553cm" style:legend-expansion="high" chart:style-name="ch2"/>
        <chart:plot-area chart:style-name="ch3" table:cell-range-address="Sheet1.A44:Sheet1.B49" svg:x="-0.621cm" svg:y="-0.199cm" svg:width="11.271cm" svg:height="7.394cm">
          <chartooo:coordinate-region svg:x="0cm" svg:y="0cm" svg:width="10.278cm" svg:height="6.5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4:Sheet1.B49" chart:class="chart:scatter">
            <chart:domain table:cell-range-address="Sheet1.A44:Sheet1.A4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9">
                <text:p>999</text:p>
                <draw:g>
                  <svg:desc>Sheet1.A44:Sheet1.A49</svg:desc>
                </draw:g>
              </table:table-cell>
              <table:table-cell office:value-type="float" office:value="13">
                <text:p>13</text:p>
                <draw:g>
                  <svg:desc>Sheet1.B44:Sheet1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0">
                <text:p>127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0">
                <text:p>138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0">
                <text:p>155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0">
                <text:p>2040</text:p>
              </table:table-cell>
              <table:table-cell office:value-type="float" office:value="9.3">
                <text:p>9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